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background-color="#cccccc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.B1" style:family="table-cell">
      <style:table-cell-properties fo:background-color="#dddddd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.F1" style:family="table-cell">
      <style:table-cell-properties fo:background-color="#dddddd" fo:padding="0.097cm" fo:border="0.7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75pt solid #000000" fo:border-right="none" fo:border-top="none" fo:border-bottom="0.75pt solid #000000">
        <style:background-image/>
      </style:table-cell-properties>
    </style:style>
    <style:style style:name="Table1.B2" style:family="table-cell">
      <style:table-cell-properties fo:padding="0.097cm" fo:border-left="0.75pt solid #000000" fo:border-right="none" fo:border-top="none" fo:border-bottom="0.75pt solid #000000"/>
    </style:style>
    <style:style style:name="Table1.C2" style:family="table-cell">
      <style:table-cell-properties fo:padding="0.097cm" fo:border-left="0.75pt solid #000000" fo:border-right="none" fo:border-top="none" fo:border-bottom="0.75pt solid #000000"/>
    </style:style>
    <style:style style:name="Table1.D2" style:family="table-cell">
      <style:table-cell-properties fo:padding="0.097cm" fo:border-left="0.75pt solid #000000" fo:border-right="none" fo:border-top="none" fo:border-bottom="0.75pt solid #000000"/>
    </style:style>
    <style:style style:name="Table1.E2" style:family="table-cell">
      <style:table-cell-properties fo:padding="0.097cm" fo:border-left="0.75pt solid #000000" fo:border-right="none" fo:border-top="none" fo:border-bottom="0.75pt solid #000000"/>
    </style:style>
    <style:style style:name="Table1.F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3" style:family="table-cell">
      <style:table-cell-properties fo:padding="0.097cm" fo:border-left="0.75pt solid #000000" fo:border-right="none" fo:border-top="none" fo:border-bottom="0.75pt solid #000000"/>
    </style:style>
    <style:style style:name="Table1.C3" style:family="table-cell">
      <style:table-cell-properties fo:padding="0.097cm" fo:border-left="0.75pt solid #000000" fo:border-right="none" fo:border-top="none" fo:border-bottom="0.75pt solid #000000"/>
    </style:style>
    <style:style style:name="Table1.D3" style:family="table-cell">
      <style:table-cell-properties fo:padding="0.097cm" fo:border-left="0.75pt solid #000000" fo:border-right="none" fo:border-top="none" fo:border-bottom="0.75pt solid #000000"/>
    </style:style>
    <style:style style:name="Table1.E3" style:family="table-cell">
      <style:table-cell-properties fo:padding="0.097cm" fo:border-left="0.75pt solid #000000" fo:border-right="none" fo:border-top="none" fo:border-bottom="0.75pt solid #000000"/>
    </style:style>
    <style:style style:name="Table1.F3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Heading_20_1">
      <style:paragraph-properties fo:text-align="center" style:justify-single-word="false"/>
      <style:text-properties officeooo:rsid="00195548" officeooo:paragraph-rsid="00195548"/>
    </style:style>
    <style:style style:name="P2" style:family="paragraph" style:parent-style-name="Subtitle">
      <style:text-properties officeooo:rsid="00195548" officeooo:paragraph-rsid="00195548"/>
    </style:style>
    <style:style style:name="P3" style:family="paragraph" style:parent-style-name="Table_20_Contents">
      <style:paragraph-properties fo:text-align="center" style:justify-single-word="false"/>
      <style:text-properties officeooo:rsid="00195548" officeooo:paragraph-rsid="00195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Text_20_body" style:list-style-name="L1">
      <style:paragraph-properties fo:text-align="justify" style:justify-single-word="false"/>
      <style:text-properties fo:font-weight="normal" officeooo:rsid="00195548" officeooo:paragraph-rsid="00195548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195548" officeooo:paragraph-rsid="00195548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lockchain e Criptomoedas - Prática 1</text:h>
      <text:p text:style-name="P2">Prof. Jó Ueyama</text:p>
      <text:h text:style-name="Heading_20_3" text:outline-level="3">Carlos Henrique Lima Melara – 9805380</text:h>
      <text:p text:style-name="Text_20_body"/>
      <text:list xml:id="list3159042026" text:style-name="L1">
        <text:list-item>
          <text:p text:style-name="P5">Insira o seu NUSP+1, NUSP+2, NUSP+3, NUSP+4 e NUSP+5 nos dados da transação no demo que se encontra em https://andersbrownworth.com/blockchain/blockchain e informe qual deles levou a um maior nonce.</text:p>
          <text:p text:style-name="P7">Acessando o site com a demonstração e colocando os valores pedidos, obteve-se o seguinte resultado:</text:p>
        </text:list-item>
      </text:list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">Bloco</text:p>
          </table:table-cell>
          <table:table-cell table:style-name="Table1.B1" office:value-type="string">
            <text:p text:style-name="P3"># 1</text:p>
          </table:table-cell>
          <table:table-cell table:style-name="Table1.B1" office:value-type="string">
            <text:p text:style-name="P3"># 2</text:p>
          </table:table-cell>
          <table:table-cell table:style-name="Table1.B1" office:value-type="string">
            <text:p text:style-name="P3"># 3</text:p>
          </table:table-cell>
          <table:table-cell table:style-name="Table1.B1" office:value-type="string">
            <text:p text:style-name="P3"># 4</text:p>
          </table:table-cell>
          <table:table-cell table:style-name="Table1.F1" office:value-type="string">
            <text:p text:style-name="P3"># 5</text:p>
          </table:table-cell>
        </table:table-row>
        <table:table-row>
          <table:table-cell table:style-name="Table1.A2" office:value-type="string">
            <text:p text:style-name="P3">Nonce</text:p>
          </table:table-cell>
          <table:table-cell table:style-name="Table1.B2" office:value-type="string">
            <text:p text:style-name="P4">99275</text:p>
          </table:table-cell>
          <table:table-cell table:style-name="Table1.C2" office:value-type="string">
            <text:p text:style-name="P4">57793</text:p>
          </table:table-cell>
          <table:table-cell table:style-name="Table1.D2" office:value-type="string">
            <text:p text:style-name="P4">126239</text:p>
          </table:table-cell>
          <table:table-cell table:style-name="Table1.E2" office:value-type="string">
            <text:p text:style-name="P4">12145</text:p>
          </table:table-cell>
          <table:table-cell table:style-name="Table1.F2" office:value-type="string">
            <text:p text:style-name="P4">11307</text:p>
          </table:table-cell>
        </table:table-row>
        <table:table-row>
          <table:table-cell table:style-name="Table1.A2" office:value-type="string">
            <text:p text:style-name="P3">Dados</text:p>
          </table:table-cell>
          <table:table-cell table:style-name="Table1.B3" office:value-type="string">
            <text:p text:style-name="P4">9805381</text:p>
          </table:table-cell>
          <table:table-cell table:style-name="Table1.C3" office:value-type="string">
            <text:p text:style-name="P4">9805382</text:p>
          </table:table-cell>
          <table:table-cell table:style-name="Table1.D3" office:value-type="string">
            <text:p text:style-name="P4">9805383</text:p>
          </table:table-cell>
          <table:table-cell table:style-name="Table1.E3" office:value-type="string">
            <text:p text:style-name="P4">9805384</text:p>
          </table:table-cell>
          <table:table-cell table:style-name="Table1.F3" office:value-type="string">
            <text:p text:style-name="P4">9805385</text:p>
          </table:table-cell>
        </table:table-row>
      </table:table>
      <text:p text:style-name="P8"/>
      <text:p text:style-name="P8"><text:tab/>Portanto, o maior <text:span text:style-name="T1">nonce</text:span><text:span text:style-name="T2"> foi obtido no bloco #3 para o NUSP + 3.</text:span></text:p>
      <text:list xml:id="list190425949539296" text:continue-numbering="true" text:style-name="L1">
        <text:list-item>
          <text:p text:style-name="P5">Cite um problema da blockchain que a literatura está pesquisando para solucioná-lo.</text:p>
          <text:p text:style-name="P7">Um ponto atualmente pesquisado é a utilização do conceito de <text:span text:style-name="T1">zero-knowledge proof</text:span><text:span text:style-name="T2"> na blockchain para evitar dar acesso a informações potencialmente importantes para atores maliciosos [1]. A referência do artigo se encontra abaixo:</text:span></text:p>
          <text:p text:style-name="P7"><text:span text:style-name="T2">[1] X. Sun, F. R. Yu, P. Zhang, Z. Sun, W. Xie and X. Peng, "A Survey on Zero-Knowledge Proof in Blockchain," in IEEE Network, vol. 35, no. 4, pp. 198-205, July/August 2021, doi: 10.1109/MNET.011.2000473.</text:span></text:p>
        </text:list-item>
        <text:list-item>
          <text:p text:style-name="P5">Acessar o site da rede social steemit (https://steemit.com) e informar que países usam a plataforma e qual a vantagem da mesma em relação às redes sociais centralizadas.</text:p>
          <text:p text:style-name="P7">O steemit é uma rede social baseada na <text:span text:style-name="T1">blockchain STEEM</text:span><text:span text:style-name="T2">, isto é, todas as postagens são publicadas na </text:span><text:span text:style-name="T1">blockchain</text:span><text:span text:style-name="T2">. Contudo, os usuários podem receber recompensas por suas postagens e </text:span><text:span text:style-name="T1">upvotes</text:span><text:span text:style-name="T2">, os </text:span><text:span text:style-name="T1">steem tokens</text:span><text:span text:style-name="T2">. Esses </text:span><text:span text:style-name="T1">tokens</text:span><text:span text:style-name="T2"> podem ser comercializados e utilizados para comprar serviços relacionadas à <text:s/></text:span><text:span text:style-name="T1">blockchain STEEM</text:span><text:span text:style-name="T2">.</text:span></text:p>
          <text:p text:style-name="P7"><text:span text:style-name="T2">Além dos benefícios fornecidos pelo uso de </text:span><text:span text:style-name="T1">blockchain</text:span><text:span text:style-name="T2"> (descentralização, distribuição, imutabilidade dos blocos, etc.), a plataforma </text:span><text:span text:style-name="T1">steemit</text:span><text:span text:style-name="T2"> visa alterar a forma como as redes sócias são encaradas. Um dos principais objetivos é mudar o modelo de negócio das redes centralizadas, transicionando de um financiamento baseado em propaganda e análise de perfil dos usuários para um baseado na produção, curatela e disseminação de conteúdo.</text:span></text:p>
          <text:p text:style-name="P7"><text:span text:style-name="T2">De acordo com o </text:span><text:a xlink:type="simple" xlink:href="https://www.semrush.com/website/steemit.com/overview/" text:style-name="Internet_20_link" text:visited-style-name="Visited_20_Internet_20_Link"><text:span text:style-name="T2">site de análise de tráfego semrush</text:span></text:a><text:span text:style-name="T2">, o número de acessos ao site web origina-se de Estados Unidos (20,76%), Coreia doSul (16,72%), Venezuela (4,8%), Índia (4,66%) e Islândia (3,77%).</text:span></text:p>
        </text:list-item>
        <text:list-item>
          <text:p text:style-name="P6">O que você entende como um token no Ethereum?</text:p>
          <text:p text:style-name="P7">Um <text:span text:style-name="T1">token </text:span><text:span text:style-name="T2">é</text:span><text:span text:style-name="T1"> </text:span><text:span text:style-name="T2">um ativo virtual definido por um contrato inteligente na </text:span><text:span text:style-name="T1">blockchain Ethereum</text:span><text:span text:style-name="T2">. Um exemplo de </text:span><text:span text:style-name="T1">token</text:span><text:span text:style-name="T2"> são as moedas geradas a partir de um contrato inteligente, mais especificamente é possível citar os </text:span><text:span text:style-name="T1">stablecoins</text:span><text:span text:style-name="T2"> Dai e USDC. Outros exemplos são NFT’s e DAO’s.</text:span></text:p>
        </text:list-item>
        <text:list-item>
          <text:p text:style-name="P5">Qual é a diferença chave no objetivo do Bitcoin e do Ethereum?</text:p>
          <text:p text:style-name="P7">O <text:span text:style-name="T1">Bitcoin</text:span><text:span text:style-name="T2">,</text:span> na sua concepção, é criptomoeda que permite a transferência de fundos – uma rede de pagamento. Já o <text:span text:style-name="T1">Ethereum</text:span> foi concebido para ser um mercado de serviços financeiros tendo como base a sua característica programável.</text:p>
        </text:list-item>
        <text:list-item>
          <text:p text:style-name="P5">Consultar e pesquisar as plataformas Opensea, Rarible e Binance para NFTs. Após a consulta e pesquisa, indique qual delas você indicaria para cadastrar e investir os seus NFTs. O seu papel aqui é de consultor de blockchain.</text:p>
          <text:p text:style-name="P7">A escolha depende muito do perfil do cliente. Para clientes mais conservadores, a Binance e OpenSea seriam as mais indicadas. A primeira por ser uma das maiores corretoras no mercado de <text:span text:style-name="T1">blockchain</text:span><text:span text:style-name="T2"> e já possuir uma reputação consolidada. A segunda por sua vez é uma das mais antigas corretoras a atuar no mercado de NFT’s, sendo especializada nele. Outros pontos a se considerar é a taxa de transação mais baixa na Binance (1% </text:span><text:span text:style-name="T1">versus</text:span><text:span text:style-name="T2"> 2,5%), habilidade de criar e vender NFT’s na OpenSea, impossibilidade de utilizar moedas comuns como Euro e Dólares para transações na OpenSea. Para clientes mais arrojados, a Rarible pode ser uma alternativa interessante já que permite realizar transações com cartão de crédito e oferece um modelo de governança descentralizado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5:28:08.497193848</meta:creation-date>
    <dc:date>2022-12-04T19:04:25.053411346</dc:date>
    <meta:editing-duration>PT3H36M17S</meta:editing-duration>
    <meta:editing-cycles>1</meta:editing-cycles>
    <meta:document-statistic meta:table-count="1" meta:image-count="0" meta:object-count="0" meta:page-count="2" meta:paragraph-count="37" meta:word-count="611" meta:character-count="3771" meta:non-whitespace-character-count="3199"/>
    <meta:generator>LibreOffice/7.4.2.3$Linux_X86_64 LibreOffice_project/40$Build-3</meta:generator>
  </office:meta>
</office:document-meta>
</file>